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2">
      <style:paragraph-properties fo:margin-top="0in" fo:margin-bottom="0in"/>
    </style:style>
    <style:style style:name="P14" style:family="paragraph" style:parent-style-name="Text_20_body" style:list-style-name="L3">
      <style:paragraph-properties fo:margin-top="0in" fo:margin-bottom="0in"/>
    </style:style>
    <style:style style:name="P15" style:family="paragraph" style:parent-style-name="Text_20_body" style:list-style-name="L4">
      <style:paragraph-properties fo:margin-top="0in" fo:margin-bottom="0in"/>
    </style:style>
    <style:style style:name="P16" style:family="paragraph" style:parent-style-name="Text_20_body" style:list-style-name="L5">
    </style:style>
    <style:style style:name="P17" style:family="paragraph" style:parent-style-name="Preformatted_20_Text">
    </style:style>
    <style:style style:name="P18" style:family="paragraph" style:parent-style-name="Text_20_body" style:list-style-name="L6">
      <style:paragraph-properties fo:margin-top="0in" fo:margin-bottom="0in"/>
    </style:style>
    <style:style style:name="P19" style:family="paragraph" style:parent-style-name="Text_20_body" style:list-style-name="L7">
      <style:paragraph-properties fo:margin-top="0in" fo:margin-bottom="0in"/>
    </style:style>
    <style:style style:name="P20" style:family="paragraph" style:parent-style-name="Text_20_body" style:list-style-name="L8">
      <style:paragraph-properties fo:margin-top="0in" fo:margin-bottom="0in"/>
    </style:style>
  </office:automatic-styles>
  <office:body>
    <office:text>
      <text:h text:style-name="Heading_20_1" text:outline-level="1"><text:bookmark-start text:name="uml-class-diagram"/>UML Class Diagram<text:bookmark-end text:name="uml-class-diagram"/></text:h>
      <text:p text:style-name="First_20_paragraph">This lab serves multiple goals:</text:p>
      <text:list text:style-name="L1">
        <text:list-item>
          <text:p text:style-name="P1">To give you a general understanding of the purpose of UML diagrams,</text:p>
        </text:list-item>
        <text:list-item>
          <text:p text:style-name="P1">To help you read simple UML class diagrams,</text:p>
        </text:list-item>
        <text:list-item>
          <text:p text:style-name="P1">To help you match a UML diagram with its implementation,</text:p>
        </text:list-item>
        <text:list-item>
          <text:p text:style-name="P1">To transform an informal class description into a UML class diagram.</text:p>
        </text:list-item>
      </text:list>
      <text:h text:style-name="Heading_20_2" text:outline-level="2"><text:bookmark-start text:name="introduction"/>Introduction<text:bookmark-end text:name="introduction"/></text:h>
      <text:p text:style-name="First_20_paragraph">Quoting <text:a xlink:type="simple" xlink:href="https://www.wikiwand.com/en/Unified_Modeling_Language" office:name=""><text:span text:style-name="Definition">wikipedia</text:span></text:a>,</text:p>
      <text:p text:style-name="P2">The Unified Modeling Language (UML) is a general-purpose, developmental, modeling language in the field of software engineering that is intended to provide a standard way to visualize the design of a system.</text:p>
      <text:p text:style-name="First_20_paragraph">Stated differently, it is a tool for visually representing programs and their deployment, albeit abstractly. UML uses many different types of diagrams to represent different aspects of systems and software. In this lab, you will practice interpreting and creating one of them: a <text:span text:style-name="T1">class diagram</text:span>.</text:p>
      <text:h text:style-name="Heading_20_2" text:outline-level="2"><text:bookmark-start text:name="interpreting-a-uml-class-diagram"/>Interpreting a UML class diagram<text:bookmark-end text:name="interpreting-a-uml-class-diagram"/></text:h>
      <text:h text:style-name="Heading_20_3" text:outline-level="3"><text:bookmark-start text:name="reading-the-diagram"/>Reading the diagram<text:bookmark-end text:name="reading-the-diagram"/></text:h>
      <text:p text:style-name="First_20_paragraph">Study the following diagram, then answer follow-up questions:</text:p>
      <text:p text:style-name="P3">|===========================================|</text:p>
      <text:p text:style-name="P4">| <text:s text:c="16"/>Account <text:s text:c="18"/>|</text:p>
      <text:p text:style-name="P5">|-|</text:p>
      <text:p text:style-name="P6">| - balance : decimal <text:s text:c="22"/>|</text:p>
      <text:p text:style-name="P7">|-|</text:p>
      <text:p text:style-name="P8">| + GetBalance():decimal <text:s text:c="19"/>|</text:p>
      <text:p text:style-name="P9">| + DisplayBalance():void <text:s text:c="18"/>|</text:p>
      <text:p text:style-name="P10">| + AddFunds(amount:decimal):void <text:s text:c="10"/>|</text:p>
      <text:p text:style-name="P11">| + Withdraw(amount:decimal):void <text:s text:c="10"/>|</text:p>
      <text:p text:style-name="P12">|===========================================|</text:p>
      <text:list text:style-name="L2">
        <text:list-item>
          <text:p text:style-name="P13">What is the name of this class?</text:p>
        </text:list-item>
        <text:list-item>
          <text:p text:style-name="P13">How many attributes does this class have?</text:p>
        </text:list-item>
        <text:list-item>
          <text:p text:style-name="P13">What is the data type of <text:span text:style-name="Source_Text">balance</text:span>?</text:p>
        </text:list-item>
        <text:list-item>
          <text:p text:style-name="P13">How many methods does this class have?</text:p>
        </text:list-item>
        <text:list-item>
          <text:p text:style-name="P13">What is the significance of <text:span text:style-name="Source_Text">+</text:span> and <text:span text:style-name="Source_Text">-</text:span> in the diagram?</text:p>
        </text:list-item>
        <text:list-item>
          <text:p text:style-name="P13">You will notice that there are two similar methods: <text:span text:style-name="Source_Text">GetBalance</text:span> and <text:span text:style-name="Source_Text">DisplayBalance</text:span>.</text:p>
          <text:list text:style-name="L3">
            <text:list-item>
              <text:p text:style-name="P14">Based on the name, can you interpret the behavior of these methods?</text:p>
            </text:list-item>
            <text:list-item>
              <text:p text:style-name="P14">Can you think of <text:span text:style-name="T1">why</text:span> we might need two similar methods such as these?</text:p>
            </text:list-item>
          </text:list>
        </text:list-item>
      </text:list>
      <text:p text:style-name="First_20_paragraph">Solution:</text:p>
      <text:list text:style-name="L4">
        <text:list-item>
          <text:p text:style-name="P15">The name of the class is “Account”.</text:p>
        </text:list-item>
        <text:list-item>
          <text:p text:style-name="P15">This class has only one attribute, called <text:span text:style-name="Source_Text">balance</text:span> and of type <text:span text:style-name="Source_Text">decimal</text:span>.</text:p>
        </text:list-item>
        <text:list-item>
          <text:p text:style-name="P15">This class has 4 methods.</text:p>
        </text:list-item>
        <text:list-item>
          <text:p text:style-name="P15">The symbol <text:span text:style-name="Source_Text">+</text:span> is used to signify that the member (be it a method or an attribute) is public. The symbol <text:span text:style-name="Source_Text">-</text:span> is used to indicate a private member. In general, in this course, we will let attributes be private and methods be public.</text:p>
        </text:list-item>
        <text:list-item>
          <text:p text:style-name="P15">The <text:span text:style-name="Source_Text">GetBalance</text:span> method will return the value of the balance attribute. The <text:span text:style-name="Source_Text">DisplayBalance</text:span> method will only display the balance, possibly via <text:span text:style-name="Source_Text">Console.WriteLine</text:span>, but it will not return a value since its return type is <text:span text:style-name="Source_Text">void</text:span>. There will be times such as this when we may need two different methods. One would be used to make computations (<text:span text:style-name="Source_Text">GetBalance</text:span>), and the other would be used to display the information in a formatted fashion (<text:span text:style-name="Source_Text">DisplayBalance</text:span>).</text:p>
        </text:list-item>
      </text:list>
      <text:h text:style-name="Heading_20_3" text:outline-level="3"><text:bookmark-start text:name="implementing-the-class"/>Implementing the class<text:bookmark-end text:name="implementing-the-class"/></text:h>
      <text:p text:style-name="First_20_paragraph">Class diagrams provide a concise way to represent attributes and methods, but they do not describe the implementation of the methods.</text:p>
      <text:p text:style-name="Text_20_body">Knowing that:</text:p>
      <text:list text:style-name="L5">
        <text:list-item>
          <text:p text:style-name="P16"><text:span text:style-name="Source_Text">GetBalance</text:span> returns the current value of balance.</text:p>
        </text:list-item>
        <text:list-item>
          <text:p text:style-name="P16"><text:span text:style-name="Source_Text">DisplayBalance</text:span> displays the current balance on the screen formatted as currency.</text:p>
          <text:p text:style-name="P16">for example:</text:p>
          <text:p text:style-name="P17">Your current balance is $1,000,000.00!</text:p>
        </text:list-item>
        <text:list-item>
          <text:p text:style-name="P16"><text:span text:style-name="Source_Text">AddFunds</text:span> increases the current balance by a specified <text:span text:style-name="Source_Text">amount</text:span>.</text:p>
        </text:list-item>
        <text:list-item>
          <text:p text:style-name="P16"><text:span text:style-name="Source_Text">Withdraw</text:span> reduces the current balance by a specified <text:span text:style-name="Source_Text">amount</text:span>.</text:p>
        </text:list-item>
      </text:list>
      <text:p text:style-name="First_20_paragraph">Implement your version of this class in C#. After you are done, you should instantiate an object of the class and ensure it works as described.</text:p>
      <text:h text:style-name="Heading_20_2" text:outline-level="2"><text:bookmark-start text:name="creating-your-own-class-diagram"/>Creating your own class diagram<text:bookmark-end text:name="creating-your-own-class-diagram"/></text:h>
      <text:p text:style-name="First_20_paragraph">In this next exercise, you will draw your own diagram on paper for practice. Draw the UML diagram of the following class:</text:p>
      <text:list text:style-name="L6">
        <text:list-item>
          <text:p text:style-name="P18">The class is named <text:span text:style-name="Source_Text">Rectangle</text:span>.</text:p>
        </text:list-item>
        <text:list-item>
          <text:p text:style-name="P18">It has two attributes: <text:span text:style-name="Source_Text">width</text:span> and <text:span text:style-name="Source_Text">length</text:span>, both of type <text:span text:style-name="Source_Text">int</text:span></text:p>
        </text:list-item>
        <text:list-item>
          <text:p text:style-name="P18">It has eight methods:</text:p>
          <text:list text:style-name="L7">
            <text:list-item>
              <text:p text:style-name="P19">setters and getters for each of the two attributes,</text:p>
            </text:list-item>
            <text:list-item>
              <text:p text:style-name="P19">a <text:span text:style-name="Source_Text">ComputeArea</text:span> method to compute the area of a rectangle,</text:p>
            </text:list-item>
            <text:list-item>
              <text:p text:style-name="P19">a <text:span text:style-name="Source_Text">ComputePerimeter</text:span> method to compute the perimeter of a rectangle,</text:p>
            </text:list-item>
            <text:list-item>
              <text:p text:style-name="P19">a <text:span text:style-name="Source_Text">Swap</text:span> method to swap the length and the width of a rectangle, and</text:p>
            </text:list-item>
            <text:list-item>
              <text:p text:style-name="P19">a <text:span text:style-name="Source_Text">Multiply</text:span> method to multiply the length <text:span text:style-name="T1">and</text:span> width of a rectangle by a ratio given as an argument that is of type<text:span text:style-name="Source_Text">int</text:span>.</text:p>
            </text:list-item>
          </text:list>
        </text:list-item>
      </text:list>
      <text:p text:style-name="First_20_paragraph">Solution:</text:p>
      <text:p text:style-name="Text_20_body">You can check your answer by referring back to the <text:span text:style-name="Source_Text">Rectangle.cs</text:span> file from the <text:a xlink:type="simple" xlink:href=".././code/projects/Enriched_Rectangle.zip" office:name=""><text:span text:style-name="Definition">“Enriched Rectangle” project</text:span></text:a>. The UML diagram for this class is indicated in the comments at the beginning of the file (but without the <text:span text:style-name="Source_Text">Multiply</text:span> method).</text:p>
      <text:h text:style-name="Heading_20_2" text:outline-level="2"><text:bookmark-start text:name="pushing-further-optional"/>Pushing Further (Optional)<text:bookmark-end text:name="pushing-further-optional"/></text:h>
      <text:p text:style-name="First_20_paragraph">The following are independent tasks that you can perform to broaden your understanding of UML modeling concepts:</text:p>
      <text:list text:style-name="L8">
        <text:list-item>
          <text:p text:style-name="P20">Class diagrams are one of many kinds of UML diagrams. Have a look at <text:a xlink:type="simple" xlink:href="https://www.wikiwand.com/en/Unified_Modeling_Language#Diagrams" office:name=""><text:span text:style-name="Definition">https://www.wikiwand.com/en/Unified_Modeling_Language#Diagrams</text:span></text:a>. In which category are class diagrams: behavior or structure?</text:p>
        </text:list-item>
        <text:list-item>
          <text:p text:style-name="P20">Besides modeling attributes and methods, class diagrams can also represent relationships between classes. Have a look at <text:a xlink:type="simple" xlink:href="https://www.wikiwand.com/en/Class_diagram" office:name=""><text:span text:style-name="Definition">https://www.wikiwand.com/en/Class_diagram</text:span></text:a> for more examples of class diagrams and their uses.</text:p>
        </text:list-item>
        <text:list-item>
          <text:p text:style-name="P20">An Activity Diagram is another type of UML diagram for representing program actions. You will occasionally see activity diagrams in the lecture notes. Have a look at <text:a xlink:type="simple" xlink:href="https://www.wikiwand.com/en/Activity_diagram" office:name=""><text:span text:style-name="Definition">https://www.wikiwand.com/en/Activity_diagram</text:span></text:a> and try to understand the example: “Activity diagram for a guided brainstorming proces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
    <dc:description/>
    <dc:subject/>
    <meta:keyword/>
    <meta:initial-creator/>
    <dc:creator/>
    <meta:creation-date>2024-08-15T18:01:48Z</meta:creation-date>
    <dc:date>2024-08-15T18:01:48Z</dc:date>
  </office:meta>
</office:document-meta>
</file>